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bottom" draw:auto-grow-height="false" fo:min-height="7.053cm" fo:min-width="16.645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top" draw:auto-grow-height="false" fo:min-height="4.24cm" fo:min-width="5.339cm"/>
      <style:paragraph-properties style:writing-mode="lr-tb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1.02cm" fo:min-width="4.263cm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1.02cm" fo:min-width="4.5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afd095"/>
      <style:paragraph-properties fo:text-align="center" style:writing-mode="lr-tb"/>
    </style:style>
    <style:style style:name="P4" style:family="paragraph">
      <loext:graphic-properties draw:fill-color="#ffbf00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7.303cm" svg:x="2.587cm" svg:y="3.222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6.35cm" svg:x="10.842cm" svg:y="3.54cm">
          <text:p text:style-name="P1">my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4.763cm" svg:height="1.27cm" svg:x="12.747cm" svg:y="6.715cm">
          <text:p text:style-name="P1">/var/lib/mysql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5.08cm" svg:height="1.27cm" svg:x="2.905cm" svg:y="6.732cm">
          <text:p text:style-name="P1">mysql-data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747cm" svg:y1="7.35cm" svg:x2="7.985cm" svg:y2="7.367cm" draw:start-shape="id1" draw:start-glue-point="3" draw:end-shape="id2" draw:end-glue-point="1" svg:d="M12747 7350l-4762 17" svg:viewBox="0 0 4763 1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0T12:21:29.233797989</meta:creation-date>
    <dc:date>2021-09-11T16:01:42.780823349</dc:date>
    <meta:editing-duration>PT2H27M24S</meta:editing-duration>
    <meta:editing-cycles>10</meta:editing-cycles>
    <meta:generator>LibreOffice/7.1.5.2$Linux_X86_64 LibreOffice_project/10$Build-2</meta:generator>
    <meta:document-statistic meta:object-count="5"/>
  </office:meta>
</office:document-meta>
</file>